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Text_20_body">
      <style:paragraph-properties fo:margin-left="0.9846in" fo:margin-right="0in" fo:line-height="100%" fo:text-indent="0in" style:auto-text-indent="false"/>
      <style:text-properties style:font-name="Arial" fo:font-size="8pt" fo:language="en" fo:country="US" officeooo:rsid="000e3ba2" officeooo:paragraph-rsid="000e3ba2" style:font-size-asian="8pt" style:font-size-complex="8pt"/>
    </style:style>
    <style:style style:name="P3" style:family="paragraph" style:parent-style-name="Text_20_body">
      <style:paragraph-properties fo:margin-left="0.9846in" fo:margin-right="0in" fo:line-height="100%" fo:text-indent="0in" style:auto-text-indent="false"/>
      <style:text-properties style:font-name="Arial" fo:font-size="8pt" fo:language="en" fo:country="US" fo:font-weight="bold" officeooo:rsid="000e3ba2" officeooo:paragraph-rsid="000e3ba2" style:font-size-asian="8pt" style:font-weight-asian="bold" style:font-size-complex="8pt" style:font-weight-complex="bold"/>
    </style:style>
    <style:style style:name="P4" style:family="paragraph" style:parent-style-name="Text_20_body" style:list-style-name="L1">
      <style:paragraph-properties fo:line-height="100%"/>
    </style:style>
    <style:style style:name="P5" style:family="paragraph" style:parent-style-name="Text_20_body" style:list-style-name="L2">
      <style:paragraph-properties fo:line-height="100%"/>
    </style:style>
    <style:style style:name="P6" style:family="paragraph" style:parent-style-name="Text_20_body" style:list-style-name="L2">
      <style:paragraph-properties fo:line-height="100%"/>
      <style:text-properties fo:language="en" fo:country="US"/>
    </style:style>
    <style:style style:name="P7" style:family="paragraph" style:parent-style-name="Text_20_body" style:list-style-name="L2">
      <style:paragraph-properties fo:line-height="100%"/>
      <style:text-properties fo:language="en" fo:country="US" officeooo:rsid="000e3ba2" officeooo:paragraph-rsid="000e3ba2"/>
    </style:style>
    <style:style style:name="P8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officeooo:rsid="00115b90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al OpenRISC System on Chip</text:p>
      <text:p text:style-name="P1">Installation Instructions</text:p>
      <text:h text:style-name="P8" text:outline-level="1">Install Icarus Verilog</text:h>
      <text:list xml:id="list905577632" text:style-name="L1">
        <text:list-item>
          <text:p text:style-name="P4"><text:span text:style-name="T1">You will need <text:s/>at least version 0.9.1 (</text:span><text:a xlink:type="simple" xlink:href="ftp://ftp.icarus.com/pub/eda/verilog/v0.9/">ftp://ftp.icarus.com/pub/eda/verilog/v0.9/</text:a><text:span text:style-name="T1">)</text:span></text:p>
        </text:list-item>
      </text:list>
      <text:h text:style-name="P8" text:outline-level="1">Download IP cores</text:h>
      <text:list xml:id="list2129221447" text:style-name="L2">
        <text:list-item>
          <text:p text:style-name="P6">download minsoc</text:p>
        </text:list-item>
        <text:list-item>
          <text:p text:style-name="P6">download further necessary IP cores</text:p>
          <text:list>
            <text:list-item>
              <text:p text:style-name="P6">cd minsoc/rtl/verilog</text:p>
            </text:list-item>
            <text:list-item>
              <text:p text:style-name="P6">svn co http://opencores.org/ocsvn/adv_debug_sys/adv_debug_sys/trunk adv_debug_sys</text:p>
            </text:list-item>
            <text:list-item>
              <text:p text:style-name="P6">svn co http://opencores.org/ocsvn/ethmac/ethmac/trunk ethmac</text:p>
            </text:list-item>
            <text:list-item>
              <text:p text:style-name="P6">svn co http://opencores.org/ocsvn/openrisc/openrisc/trunk/or1200 or1200</text:p>
            </text:list-item>
            <text:list-item>
              <text:p text:style-name="P6">svn co http://opencores.org/ocsvn/uart16550/uart16550/trunk uart16550</text:p>
            </text:list-item>
          </text:list>
        </text:list-item>
      </text:list>
      <text:h text:style-name="P8" text:outline-level="1">Install GNU toolchain and adv_jtag_bridge</text:h>
      <text:list xml:id="list2070926593" text:continue-list="list2129221447" text:style-name="L2">
        <text:list-item text:start-value="1">
          <text:p text:style-name="P5"><text:span text:style-name="T1">Follow: </text:span><text:a xlink:type="simple" xlink:href="http://www.opencores.org/openrisc,gnu_toolchain">http://www.opencores.org/openrisc,gnu_toolchain</text:a><text:span text:style-name="T1"> <text:s/>(to install binutils, gcc, gdb)</text:span></text:p>
        </text:list-item>
        <text:list-item>
          <text:p text:style-name="P6">To debug and load the firmware you have to use the new advanced_debug_system. This project is included in the minsoc files inside of minsoc/rtl/verilog/adv_debug_sys. There you can find the software in Software and the documentation, which shall help you to go under Doc. </text:p>
          <text:list>
            <text:list-item>
              <text:p text:style-name="P6">change the Makefile in minsoc/rtl/verilog/adv_debug_sys/Software/adv_jtag_bridge and compile the software using make. </text:p>
              <text:list>
                <text:list-item>
                  <text:p text:style-name="P6">change Makefile, “INCLUDE_JSP_SERVER=true” to “INCLUDE_JSP_SERVER=false”</text:p>
                </text:list-item>
                <text:list-item>
                  <text:p text:style-name="P6">make</text:p>
                </text:list-item>
                <text:list-item>
                  <text:p text:style-name="P6">sudo make install</text:p>
                </text:list-item>
              </text:list>
            </text:list-item>
            <text:list-item>
              <text:p text:style-name="P6">If you have a Xilinx FPGA: copy the description file of <text:span text:style-name="T3">your</text:span> FPGA to your home directory <text:span text:style-name="T2">(e.g. </text:span>“cp /opt/Xilinx/10.1/ISE/spartan3e/data/xc3s500e_fg320.bsd ~/”<text:span text:style-name="T2">)</text:span></text:p>
            </text:list-item>
          </text:list>
        </text:list-item>
        <text:list-item>
          <text:p text:style-name="P6">With the adv_jtag_bridge you can also debug your simulation. To do so, the simulation has to include a vpi module. This has to be compiled by your system. The sources are found under “minsoc/rtl/verilog/adv_debug_sys/Software/adv_jtag_bridge/sim_lib/icarus”.</text:p>
          <text:list>
            <text:list-item>
              <text:p text:style-name="P6">cd <text:s/>minsoc/rtl/verilog/adv_debug_sys/Software/adv_jtag_bridge/sim_lib/icarus</text:p>
            </text:list-item>
            <text:list-item>
              <text:p text:style-name="P6">make</text:p>
            </text:list-item>
            <text:list-item>
              <text:p text:style-name="P6">cp jp-io-vpi.vpi minsoc/bench/verilog/vpi</text:p>
            </text:list-item>
          </text:list>
        </text:list-item>
        <text:list-item>
          <text:p text:style-name="P7">Check gdb version, patch it if version 6.8:</text:p>
          <text:list>
            <text:list-item>
              <text:p text:style-name="P7"><text:soft-page-break/>or32-elf-gdb -v</text:p>
            </text:list-item>
          </text:list>
        </text:list-item>
      </text:list>
      <text:p text:style-name="P2">Building automata... done, num uncovered: 0/216.</text:p>
      <text:p text:style-name="P2">Parsing operands data... done.</text:p>
      <text:p text:style-name="P3">GNU gdb 6.8</text:p>
      <text:p text:style-name="P2">Copyright (C) 2008 Free Software Foundation, Inc.</text:p>
      <text:p text:style-name="P2">License GPLv3+: GNU GPL version 3 or later &lt;http://gnu.org/licenses/gpl.html&gt;</text:p>
      <text:p text:style-name="P2">This is free software: you are free to change and redistribute it.</text:p>
      <text:p text:style-name="P2">There is NO WARRANTY, to the extent permitted by law. <text:s/>Type "show copying"</text:p>
      <text:p text:style-name="P2">and "show warranty" for details.</text:p>
      <text:p text:style-name="P2">This GDB was configured as "--host=i686-pc-linux-gnu --target=or32-elf".</text:p>
      <text:list xml:id="list1711552494" text:continue-numbering="true" text:style-name="L2">
        <text:list-item>
          <text:list>
            <text:list-item>
              <text:p text:style-name="P7">Proceed as in FAQ.pdf, “GDB reports “Value being assigned to is no longer active.”, what happened?”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ul Fajardo</meta:initial-creator>
    <meta:creation-date>2010-09-23T16:06:56</meta:creation-date>
    <dc:date>2010-10-29T15:46:00</dc:date>
    <meta:editing-duration>PT00H16M19S</meta:editing-duration>
    <meta:editing-cycles>7</meta:editing-cycles>
    <meta:generator>OpenOffice.org/3.2$Linux OpenOffice.org_project/320m19$Build-9505</meta:generator>
    <meta:document-statistic meta:table-count="0" meta:image-count="0" meta:object-count="0" meta:page-count="2" meta:paragraph-count="36" meta:word-count="304" meta:character-count="2353"/>
  </office:meta>
</office:document-meta>
</file>